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38cm"/>
    </style:style>
    <style:style style:name="ro1" style:family="table-row">
      <style:table-row-properties style:row-height="0.8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cc9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ce3"/>
        <table:table-column table:style-name="co1" table:default-cell-style-name="Default"/>
        <table:table-column table:style-name="co1" table:default-cell-style-name="ce1"/>
        <table:table-column table:style-name="co1" table:default-cell-style-name="ce3"/>
        <table:table-column table:style-name="co1" table:default-cell-style-name="ce5"/>
        <table:table-column table:style-name="co1" table:number-columns-repeated="4" table:default-cell-style-name="Default"/>
        <table:table-row table:style-name="ro1">
          <table:table-cell table:style-name="Default"/>
          <table:table-cell table:style-name="ce2" office:value-type="string" calcext:value-type="string">
            <text:p>Element</text:p>
          </table:table-cell>
          <table:table-cell table:style-name="ce2" office:value-type="string" calcext:value-type="string">
            <text:p>Solar photosphere</text:p>
          </table:table-cell>
          <table:table-cell table:style-name="ce4" office:value-type="string" calcext:value-type="string">
            <text:p>Linearní vůči H</text:p>
          </table:table-cell>
          <table:table-cell table:style-name="ce2" office:value-type="string" calcext:value-type="string">
            <text:p>Relativní početní</text:p>
          </table:table-cell>
          <table:table-cell table:style-name="ce2" office:value-type="string" calcext:value-type="string">
            <text:p>Atomová hmotnost</text:p>
          </table:table-cell>
          <table:table-cell table:style-name="ce2" office:value-type="string" calcext:value-type="string">
            <text:p>Hmotnostní</text:p>
          </table:table-cell>
          <table:table-cell office:value-type="string" calcext:value-type="string">
            <text:p>Relativní hmotnostní</text:p>
          </table:table-cell>
          <table:table-cell table:number-columns-repeated="4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H</text:p>
          </table:table-cell>
          <table:table-cell office:value-type="float" office:value="12" calcext:value-type="float">
            <text:p>12</text:p>
          </table:table-cell>
          <table:table-cell table:formula="of:=10^([.C2]-12)" office:value-type="float" office:value="1" calcext:value-type="float">
            <text:p>1</text:p>
          </table:table-cell>
          <table:table-cell table:formula="of:=[.D2]/SUM([.D$2:.D$83])" office:value-type="float" office:value="0.910103266505212" calcext:value-type="float">
            <text:p>0,910103266505212</text:p>
          </table:table-cell>
          <table:table-cell office:value-type="float" office:value="1.008" calcext:value-type="float">
            <text:p>1,008</text:p>
          </table:table-cell>
          <table:table-cell table:formula="of:=[.F2]*[.E2]" office:value-type="float" office:value="0.917384092637253" calcext:value-type="float">
            <text:p>0,917384092637253</text:p>
          </table:table-cell>
          <table:table-cell table:formula="of:=[.G2]/SUM([.G$2:.G$83])" office:value-type="float" office:value="0.710978996790373" calcext:value-type="float">
            <text:p>0,710978996790373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He</text:p>
          </table:table-cell>
          <table:table-cell office:value-type="float" office:value="10.99" calcext:value-type="float">
            <text:p>10,99</text:p>
          </table:table-cell>
          <table:table-cell table:formula="of:=10^([.C3]-12)" office:value-type="float" office:value="0.0977237220955811" calcext:value-type="float">
            <text:p>0,0977237220955811</text:p>
          </table:table-cell>
          <table:table-cell table:formula="of:=[.D3]/SUM([.D$2:.D$83])" office:value-type="float" office:value="0.0889386786942359" calcext:value-type="float">
            <text:p>0,0889386786942359</text:p>
          </table:table-cell>
          <table:table-cell office:value-type="float" office:value="4.003" calcext:value-type="float">
            <text:p>4,003</text:p>
          </table:table-cell>
          <table:table-cell table:formula="of:=[.F3]*[.E3]" office:value-type="float" office:value="0.356021530813026" calcext:value-type="float">
            <text:p>0,356021530813026</text:p>
          </table:table-cell>
          <table:table-cell table:formula="of:=[.G3]/SUM([.G$2:.G$83])" office:value-type="float" office:value="0.275919141006195" calcext:value-type="float">
            <text:p>0,275919141006195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i</text:p>
          </table:table-cell>
          <table:table-cell office:value-type="float" office:value="1.1" calcext:value-type="float">
            <text:p>1,1</text:p>
          </table:table-cell>
          <table:table-cell table:formula="of:=10^([.C4]-12)" office:value-type="float" office:value="0.00000000001258925412" calcext:value-type="float">
            <text:p>1,25892541179417E-11</text:p>
          </table:table-cell>
          <table:table-cell table:formula="of:=[.D4]/SUM([.D$2:.D$83])" office:value-type="float" office:value="0.0000000000114575213" calcext:value-type="float">
            <text:p>1,14575212956029E-11</text:p>
          </table:table-cell>
          <table:table-cell office:value-type="float" office:value="6.941" calcext:value-type="float">
            <text:p>6,941</text:p>
          </table:table-cell>
          <table:table-cell table:formula="of:=[.F4]*[.E4]" office:value-type="float" office:value="0.00000000007952665531" calcext:value-type="float">
            <text:p>7,95266553127797E-11</text:p>
          </table:table-cell>
          <table:table-cell table:formula="of:=[.G4]/SUM([.G$2:.G$83])" office:value-type="float" office:value="0.00000000006163370617" calcext:value-type="float">
            <text:p>6,16337061718938E-11</text:p>
          </table:table-cell>
          <table:table-cell/>
          <table:table-cell office:value-type="string" calcext:value-type="string">
            <text:p>Z=</text:p>
          </table:table-cell>
          <table:table-cell table:formula="of:=SUM([.H4:.H71])" office:value-type="float" office:value="0.0131018622034323" calcext:value-type="float">
            <text:p>0,0131018622034323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</text:p>
          </table:table-cell>
          <table:table-cell office:value-type="float" office:value="1.4" calcext:value-type="float">
            <text:p>1,4</text:p>
          </table:table-cell>
          <table:table-cell table:formula="of:=10^([.C5]-12)" office:value-type="float" office:value="0.00000000002511886432" calcext:value-type="float">
            <text:p>2,51188643150958E-11</text:p>
          </table:table-cell>
          <table:table-cell table:formula="of:=[.D5]/SUM([.D$2:.D$83])" office:value-type="float" office:value="0.00000000002286076046" calcext:value-type="float">
            <text:p>2,28607604640699E-11</text:p>
          </table:table-cell>
          <table:table-cell office:value-type="float" office:value="9.012" calcext:value-type="float">
            <text:p>9,012</text:p>
          </table:table-cell>
          <table:table-cell table:formula="of:=[.F5]*[.E5]" office:value-type="float" office:value="0.0000000002060211733" calcext:value-type="float">
            <text:p>2,06021173302198E-10</text:p>
          </table:table-cell>
          <table:table-cell table:formula="of:=[.G5]/SUM([.G$2:.G$83])" office:value-type="float" office:value="0.00000000015966782974" calcext:value-type="float">
            <text:p>1,59667829742816E-10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office:value-type="float" office:value="2.7" calcext:value-type="float">
            <text:p>2,7</text:p>
          </table:table-cell>
          <table:table-cell table:formula="of:=10^([.C6]-12)" office:value-type="float" office:value="0.00000000050118723363" calcext:value-type="float">
            <text:p>5,01187233627271E-10</text:p>
          </table:table-cell>
          <table:table-cell table:formula="of:=[.D6]/SUM([.D$2:.D$83])" office:value-type="float" office:value="0.00000000045613213845" calcext:value-type="float">
            <text:p>4,5613213845489E-10</text:p>
          </table:table-cell>
          <table:table-cell office:value-type="float" office:value="10.81" calcext:value-type="float">
            <text:p>10,81</text:p>
          </table:table-cell>
          <table:table-cell table:formula="of:=[.F6]*[.E6]" office:value-type="float" office:value="0.0000000049307884167" calcext:value-type="float">
            <text:p>4,93078841669737E-09</text:p>
          </table:table-cell>
          <table:table-cell table:formula="of:=[.G6]/SUM([.G$2:.G$83])" office:value-type="float" office:value="0.00000000382139501876" calcext:value-type="float">
            <text:p>3,82139501875501E-09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</text:p>
          </table:table-cell>
          <table:table-cell office:value-type="float" office:value="8.39" calcext:value-type="float">
            <text:p>8,39</text:p>
          </table:table-cell>
          <table:table-cell table:formula="of:=10^([.C7]-12)" office:value-type="float" office:value="0.000245470891568503" calcext:value-type="float">
            <text:p>0,000245470891568503</text:p>
          </table:table-cell>
          <table:table-cell table:formula="of:=[.D7]/SUM([.D$2:.D$83])" office:value-type="float" office:value="0.000223403860248442" calcext:value-type="float">
            <text:p>0,000223403860248442</text:p>
          </table:table-cell>
          <table:table-cell office:value-type="float" office:value="12.01" calcext:value-type="float">
            <text:p>12,01</text:p>
          </table:table-cell>
          <table:table-cell table:formula="of:=[.F7]*[.E7]" office:value-type="float" office:value="0.00268308036158378" calcext:value-type="float">
            <text:p>0,00268308036158378</text:p>
          </table:table-cell>
          <table:table-cell table:formula="of:=[.G7]/SUM([.G$2:.G$83])" office:value-type="float" office:value="0.00207940577899369" calcext:value-type="float">
            <text:p>0,00207940577899369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N</text:p>
          </table:table-cell>
          <table:table-cell office:value-type="float" office:value="7.93" calcext:value-type="float">
            <text:p>7,93</text:p>
          </table:table-cell>
          <table:table-cell table:formula="of:=10^([.C8]-12)" office:value-type="float" office:value="0.0000851138038202376" calcext:value-type="float">
            <text:p>8,51138038202376E-05</text:p>
          </table:table-cell>
          <table:table-cell table:formula="of:=[.D8]/SUM([.D$2:.D$83])" office:value-type="float" office:value="0.000077462350881482" calcext:value-type="float">
            <text:p>7,7462350881482E-05</text:p>
          </table:table-cell>
          <table:table-cell office:value-type="float" office:value="14.01" calcext:value-type="float">
            <text:p>14,01</text:p>
          </table:table-cell>
          <table:table-cell table:formula="of:=[.F8]*[.E8]" office:value-type="float" office:value="0.00108524753584956" calcext:value-type="float">
            <text:p>0,00108524753584956</text:p>
          </table:table-cell>
          <table:table-cell table:formula="of:=[.G8]/SUM([.G$2:.G$83])" office:value-type="float" office:value="0.000841074322631233" calcext:value-type="float">
            <text:p>0,000841074322631233</text:p>
          </table:table-cell>
          <table:table-cell table:number-columns-repeated="4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O</text:p>
          </table:table-cell>
          <table:table-cell office:value-type="float" office:value="8.69" calcext:value-type="float">
            <text:p>8,69</text:p>
          </table:table-cell>
          <table:table-cell table:formula="of:=10^([.C9]-12)" office:value-type="float" office:value="0.000489778819368446" calcext:value-type="float">
            <text:p>0,000489778819368446</text:p>
          </table:table-cell>
          <table:table-cell table:formula="of:=[.D9]/SUM([.D$2:.D$83])" office:value-type="float" office:value="0.000445749303372288" calcext:value-type="float">
            <text:p>0,000445749303372288</text:p>
          </table:table-cell>
          <table:table-cell office:value-type="float" office:value="16" calcext:value-type="float">
            <text:p>16</text:p>
          </table:table-cell>
          <table:table-cell table:formula="of:=[.F9]*[.E9]" office:value-type="float" office:value="0.00713198885395661" calcext:value-type="float">
            <text:p>0,00713198885395661</text:p>
          </table:table-cell>
          <table:table-cell table:formula="of:=[.G9]/SUM([.G$2:.G$83])" office:value-type="float" office:value="0.00552734053402779" calcext:value-type="float">
            <text:p>0,00552734053402779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</text:p>
          </table:table-cell>
          <table:table-cell office:value-type="float" office:value="4.56" calcext:value-type="float">
            <text:p>4,56</text:p>
          </table:table-cell>
          <table:table-cell table:formula="of:=10^([.C10]-12)" office:value-type="float" office:value="0.00000003630780547701" calcext:value-type="float">
            <text:p>3,63078054770101E-08</text:p>
          </table:table-cell>
          <table:table-cell table:formula="of:=[.D10]/SUM([.D$2:.D$83])" office:value-type="float" office:value="0.00000003304385236426" calcext:value-type="float">
            <text:p>3,30438523642627E-08</text:p>
          </table:table-cell>
          <table:table-cell office:value-type="float" office:value="19" calcext:value-type="float">
            <text:p>19</text:p>
          </table:table-cell>
          <table:table-cell table:formula="of:=[.F10]*[.E10]" office:value-type="float" office:value="0.00000062783319492099" calcext:value-type="float">
            <text:p>6,27833194920992E-07</text:p>
          </table:table-cell>
          <table:table-cell table:formula="of:=[.G10]/SUM([.G$2:.G$83])" office:value-type="float" office:value="0.00000048657505472261" calcext:value-type="float">
            <text:p>4,86575054722608E-07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Ne</text:p>
          </table:table-cell>
          <table:table-cell office:value-type="float" office:value="8" calcext:value-type="float">
            <text:p>8</text:p>
          </table:table-cell>
          <table:table-cell table:formula="of:=10^([.C11]-12)" office:value-type="float" office:value="0.0001" calcext:value-type="float">
            <text:p>0,0001</text:p>
          </table:table-cell>
          <table:table-cell table:formula="of:=[.D11]/SUM([.D$2:.D$83])" office:value-type="float" office:value="0.0000910103266505212" calcext:value-type="float">
            <text:p>9,10103266505212E-05</text:p>
          </table:table-cell>
          <table:table-cell office:value-type="float" office:value="20.18" calcext:value-type="float">
            <text:p>20,18</text:p>
          </table:table-cell>
          <table:table-cell table:formula="of:=[.F11]*[.E11]" office:value-type="float" office:value="0.00183658839180752" calcext:value-type="float">
            <text:p>0,00183658839180752</text:p>
          </table:table-cell>
          <table:table-cell table:formula="of:=[.G11]/SUM([.G$2:.G$83])" office:value-type="float" office:value="0.00142336866619343" calcext:value-type="float">
            <text:p>0,00142336866619343</text:p>
          </table:table-cell>
          <table:table-cell table:number-columns-repeated="4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a</text:p>
          </table:table-cell>
          <table:table-cell office:value-type="float" office:value="6.33" calcext:value-type="float">
            <text:p>6,33</text:p>
          </table:table-cell>
          <table:table-cell table:formula="of:=10^([.C12]-12)" office:value-type="float" office:value="0.00000213796208950223" calcext:value-type="float">
            <text:p>2,13796208950223E-06</text:p>
          </table:table-cell>
          <table:table-cell table:formula="of:=[.D12]/SUM([.D$2:.D$83])" office:value-type="float" office:value="0.00000194576628132029" calcext:value-type="float">
            <text:p>1,94576628132029E-06</text:p>
          </table:table-cell>
          <table:table-cell office:value-type="float" office:value="22.99" calcext:value-type="float">
            <text:p>22,99</text:p>
          </table:table-cell>
          <table:table-cell table:formula="of:=[.F12]*[.E12]" office:value-type="float" office:value="0.0000447331668075535" calcext:value-type="float">
            <text:p>4,47331668075535E-05</text:p>
          </table:table-cell>
          <table:table-cell table:formula="of:=[.G12]/SUM([.G$2:.G$83])" office:value-type="float" office:value="0.0000346685126931525" calcext:value-type="float">
            <text:p>3,46685126931525E-05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Mg</text:p>
          </table:table-cell>
          <table:table-cell office:value-type="float" office:value="7.54" calcext:value-type="float">
            <text:p>7,54</text:p>
          </table:table-cell>
          <table:table-cell table:formula="of:=10^([.C13]-12)" office:value-type="float" office:value="0.0000346736850452532" calcext:value-type="float">
            <text:p>3,46736850452532E-05</text:p>
          </table:table-cell>
          <table:table-cell table:formula="of:=[.D13]/SUM([.D$2:.D$83])" office:value-type="float" office:value="0.0000315566340214578" calcext:value-type="float">
            <text:p>3,15566340214578E-05</text:p>
          </table:table-cell>
          <table:table-cell office:value-type="float" office:value="24.31" calcext:value-type="float">
            <text:p>24,31</text:p>
          </table:table-cell>
          <table:table-cell table:formula="of:=[.F13]*[.E13]" office:value-type="float" office:value="0.000767141773061639" calcext:value-type="float">
            <text:p>0,000767141773061639</text:p>
          </table:table-cell>
          <table:table-cell table:formula="of:=[.G13]/SUM([.G$2:.G$83])" office:value-type="float" office:value="0.000594540163258553" calcext:value-type="float">
            <text:p>0,000594540163258553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l</text:p>
          </table:table-cell>
          <table:table-cell office:value-type="float" office:value="6.47" calcext:value-type="float">
            <text:p>6,47</text:p>
          </table:table-cell>
          <table:table-cell table:formula="of:=10^([.C14]-12)" office:value-type="float" office:value="0.00000295120922666638" calcext:value-type="float">
            <text:p>2,95120922666638E-06</text:p>
          </table:table-cell>
          <table:table-cell table:formula="of:=[.D14]/SUM([.D$2:.D$83])" office:value-type="float" office:value="0.0000026859051573294" calcext:value-type="float">
            <text:p>2,6859051573294E-06</text:p>
          </table:table-cell>
          <table:table-cell office:value-type="float" office:value="26.98" calcext:value-type="float">
            <text:p>26,98</text:p>
          </table:table-cell>
          <table:table-cell table:formula="of:=[.F14]*[.E14]" office:value-type="float" office:value="0.0000724657211447471" calcext:value-type="float">
            <text:p>7,24657211447471E-05</text:p>
          </table:table-cell>
          <table:table-cell table:formula="of:=[.G14]/SUM([.G$2:.G$83])" office:value-type="float" office:value="0.0000561614335093508" calcext:value-type="float">
            <text:p>5,61614335093508E-05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</text:p>
          </table:table-cell>
          <table:table-cell office:value-type="float" office:value="7.54" calcext:value-type="float">
            <text:p>7,54</text:p>
          </table:table-cell>
          <table:table-cell table:formula="of:=10^([.C15]-12)" office:value-type="float" office:value="0.0000346736850452532" calcext:value-type="float">
            <text:p>3,46736850452532E-05</text:p>
          </table:table-cell>
          <table:table-cell table:formula="of:=[.D15]/SUM([.D$2:.D$83])" office:value-type="float" office:value="0.0000315566340214578" calcext:value-type="float">
            <text:p>3,15566340214578E-05</text:p>
          </table:table-cell>
          <table:table-cell office:value-type="float" office:value="28.09" calcext:value-type="float">
            <text:p>28,09</text:p>
          </table:table-cell>
          <table:table-cell table:formula="of:=[.F15]*[.E15]" office:value-type="float" office:value="0.00088642584966275" calcext:value-type="float">
            <text:p>0,00088642584966275</text:p>
          </table:table-cell>
          <table:table-cell table:formula="of:=[.G15]/SUM([.G$2:.G$83])" office:value-type="float" office:value="0.000686986145040426" calcext:value-type="float">
            <text:p>0,000686986145040426</text:p>
          </table:table-cell>
          <table:table-cell table:number-columns-repeated="4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P</text:p>
          </table:table-cell>
          <table:table-cell office:value-type="float" office:value="5.45" calcext:value-type="float">
            <text:p>5,45</text:p>
          </table:table-cell>
          <table:table-cell table:formula="of:=10^([.C16]-12)" office:value-type="float" office:value="0.00000028183829312645" calcext:value-type="float">
            <text:p>2,81838293126446E-07</text:p>
          </table:table-cell>
          <table:table-cell table:formula="of:=[.D16]/SUM([.D$2:.D$83])" office:value-type="float" office:value="0.00000025650195120063" calcext:value-type="float">
            <text:p>2,56501951200631E-07</text:p>
          </table:table-cell>
          <table:table-cell office:value-type="float" office:value="30.97" calcext:value-type="float">
            <text:p>30,97</text:p>
          </table:table-cell>
          <table:table-cell table:formula="of:=[.F16]*[.E16]" office:value-type="float" office:value="0.00000794386542868355" calcext:value-type="float">
            <text:p>7,94386542868355E-06</text:p>
          </table:table-cell>
          <table:table-cell table:formula="of:=[.G16]/SUM([.G$2:.G$83])" office:value-type="float" office:value="0.00000615655047700552" calcext:value-type="float">
            <text:p>6,15655047700552E-06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float" office:value="7.33" calcext:value-type="float">
            <text:p>7,33</text:p>
          </table:table-cell>
          <table:table-cell table:formula="of:=10^([.C17]-12)" office:value-type="float" office:value="0.0000213796208950223" calcext:value-type="float">
            <text:p>2,13796208950223E-05</text:p>
          </table:table-cell>
          <table:table-cell table:formula="of:=[.D17]/SUM([.D$2:.D$83])" office:value-type="float" office:value="0.0000194576628132029" calcext:value-type="float">
            <text:p>1,94576628132029E-05</text:p>
          </table:table-cell>
          <table:table-cell office:value-type="float" office:value="32.07" calcext:value-type="float">
            <text:p>32,07</text:p>
          </table:table-cell>
          <table:table-cell table:formula="of:=[.F17]*[.E17]" office:value-type="float" office:value="0.000624007246419417" calcext:value-type="float">
            <text:p>0,000624007246419417</text:p>
          </table:table-cell>
          <table:table-cell table:formula="of:=[.G17]/SUM([.G$2:.G$83])" office:value-type="float" office:value="0.000483609918255502" calcext:value-type="float">
            <text:p>0,000483609918255502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Cl</text:p>
          </table:table-cell>
          <table:table-cell office:value-type="float" office:value="5.5" calcext:value-type="float">
            <text:p>5,5</text:p>
          </table:table-cell>
          <table:table-cell table:formula="of:=10^([.C18]-12)" office:value-type="float" office:value="0.00000031622776601684" calcext:value-type="float">
            <text:p>3,16227766016838E-07</text:p>
          </table:table-cell>
          <table:table-cell table:formula="of:=[.D18]/SUM([.D$2:.D$83])" office:value-type="float" office:value="0.00000028779992281157" calcext:value-type="float">
            <text:p>2,8779992281157E-07</text:p>
          </table:table-cell>
          <table:table-cell office:value-type="float" office:value="35.45" calcext:value-type="float">
            <text:p>35,45</text:p>
          </table:table-cell>
          <table:table-cell table:formula="of:=[.F18]*[.E18]" office:value-type="float" office:value="0.0000102025072636702" calcext:value-type="float">
            <text:p>1,02025072636702E-05</text:p>
          </table:table-cell>
          <table:table-cell table:formula="of:=[.G18]/SUM([.G$2:.G$83])" office:value-type="float" office:value="0.00000790701347155247" calcext:value-type="float">
            <text:p>7,90701347155247E-06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Ar</text:p>
          </table:table-cell>
          <table:table-cell office:value-type="float" office:value="6.4" calcext:value-type="float">
            <text:p>6,4</text:p>
          </table:table-cell>
          <table:table-cell table:formula="of:=10^([.C19]-12)" office:value-type="float" office:value="0.00000251188643150958" calcext:value-type="float">
            <text:p>2,51188643150958E-06</text:p>
          </table:table-cell>
          <table:table-cell table:formula="of:=[.D19]/SUM([.D$2:.D$83])" office:value-type="float" office:value="0.00000228607604640699" calcext:value-type="float">
            <text:p>2,28607604640699E-06</text:p>
          </table:table-cell>
          <table:table-cell office:value-type="float" office:value="39.95" calcext:value-type="float">
            <text:p>39,95</text:p>
          </table:table-cell>
          <table:table-cell table:formula="of:=[.F19]*[.E19]" office:value-type="float" office:value="0.0000913287380539593" calcext:value-type="float">
            <text:p>9,13287380539593E-05</text:p>
          </table:table-cell>
          <table:table-cell table:formula="of:=[.G19]/SUM([.G$2:.G$83])" office:value-type="float" office:value="0.0000707804016669494" calcext:value-type="float">
            <text:p>7,07804016669494E-05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K</text:p>
          </table:table-cell>
          <table:table-cell office:value-type="float" office:value="5.12" calcext:value-type="float">
            <text:p>5,12</text:p>
          </table:table-cell>
          <table:table-cell table:formula="of:=10^([.C20]-12)" office:value-type="float" office:value="0.00000013182567385564" calcext:value-type="float">
            <text:p>1,31825673855641E-07</text:p>
          </table:table-cell>
          <table:table-cell table:formula="of:=[.D20]/SUM([.D$2:.D$83])" office:value-type="float" office:value="0.00000011997497638527" calcext:value-type="float">
            <text:p>1,19974976385269E-07</text:p>
          </table:table-cell>
          <table:table-cell office:value-type="float" office:value="39.1" calcext:value-type="float">
            <text:p>39,1</text:p>
          </table:table-cell>
          <table:table-cell table:formula="of:=[.F20]*[.E20]" office:value-type="float" office:value="0.00000469102157666403" calcext:value-type="float">
            <text:p>4,69102157666403E-06</text:p>
          </table:table-cell>
          <table:table-cell table:formula="of:=[.G20]/SUM([.G$2:.G$83])" office:value-type="float" office:value="0.00000363557406463268" calcext:value-type="float">
            <text:p>3,63557406463268E-06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Ca</text:p>
          </table:table-cell>
          <table:table-cell office:value-type="float" office:value="6.36" calcext:value-type="float">
            <text:p>6,36</text:p>
          </table:table-cell>
          <table:table-cell table:formula="of:=10^([.C21]-12)" office:value-type="float" office:value="0.00000229086765276777" calcext:value-type="float">
            <text:p>2,29086765276777E-06</text:p>
          </table:table-cell>
          <table:table-cell table:formula="of:=[.D21]/SUM([.D$2:.D$83])" office:value-type="float" office:value="0.00000208492613391508" calcext:value-type="float">
            <text:p>2,08492613391508E-06</text:p>
          </table:table-cell>
          <table:table-cell office:value-type="float" office:value="40.08" calcext:value-type="float">
            <text:p>40,08</text:p>
          </table:table-cell>
          <table:table-cell table:formula="of:=[.F21]*[.E21]" office:value-type="float" office:value="0.0000835638394473164" calcext:value-type="float">
            <text:p>8,35638394473164E-05</text:p>
          </table:table-cell>
          <table:table-cell table:formula="of:=[.G21]/SUM([.G$2:.G$83])" office:value-type="float" office:value="0.0000647625517109301" calcext:value-type="float">
            <text:p>6,47625517109301E-05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c</text:p>
          </table:table-cell>
          <table:table-cell office:value-type="float" office:value="3.17" calcext:value-type="float">
            <text:p>3,17</text:p>
          </table:table-cell>
          <table:table-cell table:formula="of:=10^([.C22]-12)" office:value-type="float" office:value="0.00000000147910838817" calcext:value-type="float">
            <text:p>1,47910838816821E-09</text:p>
          </table:table-cell>
          <table:table-cell table:formula="of:=[.D22]/SUM([.D$2:.D$83])" office:value-type="float" office:value="0.00000000134614137559" calcext:value-type="float">
            <text:p>1,34614137558714E-09</text:p>
          </table:table-cell>
          <table:table-cell office:value-type="float" office:value="44.96" calcext:value-type="float">
            <text:p>44,96</text:p>
          </table:table-cell>
          <table:table-cell table:formula="of:=[.F22]*[.E22]" office:value-type="float" office:value="0.0000000605225162464" calcext:value-type="float">
            <text:p>6,0522516246398E-08</text:p>
          </table:table-cell>
          <table:table-cell table:formula="of:=[.G22]/SUM([.G$2:.G$83])" office:value-type="float" office:value="0.00000004690536736951" calcext:value-type="float">
            <text:p>4,6905367369508E-08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Ti</text:p>
          </table:table-cell>
          <table:table-cell office:value-type="float" office:value="5.02" calcext:value-type="float">
            <text:p>5,02</text:p>
          </table:table-cell>
          <table:table-cell table:formula="of:=10^([.C23]-12)" office:value-type="float" office:value="0.00000010471285480509" calcext:value-type="float">
            <text:p>1,0471285480509E-07</text:p>
          </table:table-cell>
          <table:table-cell table:formula="of:=[.D23]/SUM([.D$2:.D$83])" office:value-type="float" office:value="0.0000000952995112032" calcext:value-type="float">
            <text:p>9,52995112031982E-08</text:p>
          </table:table-cell>
          <table:table-cell office:value-type="float" office:value="47.87" calcext:value-type="float">
            <text:p>47,87</text:p>
          </table:table-cell>
          <table:table-cell table:formula="of:=[.F23]*[.E23]" office:value-type="float" office:value="0.0000045619876012971" calcext:value-type="float">
            <text:p>4,5619876012971E-06</text:p>
          </table:table-cell>
          <table:table-cell table:formula="of:=[.G23]/SUM([.G$2:.G$83])" office:value-type="float" office:value="0.00000353557184408565" calcext:value-type="float">
            <text:p>3,53557184408565E-06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</text:p>
          </table:table-cell>
          <table:table-cell office:value-type="float" office:value="4" calcext:value-type="float">
            <text:p>4</text:p>
          </table:table-cell>
          <table:table-cell table:formula="of:=10^([.C24]-12)" office:value-type="float" office:value="0.00000001" calcext:value-type="float">
            <text:p>0,00000001</text:p>
          </table:table-cell>
          <table:table-cell table:formula="of:=[.D24]/SUM([.D$2:.D$83])" office:value-type="float" office:value="0.00000000910103266505" calcext:value-type="float">
            <text:p>9,10103266505212E-09</text:p>
          </table:table-cell>
          <table:table-cell office:value-type="float" office:value="50.94" calcext:value-type="float">
            <text:p>50,94</text:p>
          </table:table-cell>
          <table:table-cell table:formula="of:=[.F24]*[.E24]" office:value-type="float" office:value="0.00000046360660395775" calcext:value-type="float">
            <text:p>4,63606603957755E-07</text:p>
          </table:table-cell>
          <table:table-cell table:formula="of:=[.G24]/SUM([.G$2:.G$83])" office:value-type="float" office:value="0.00000035929831444942" calcext:value-type="float">
            <text:p>3,59298314449421E-07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</text:p>
          </table:table-cell>
          <table:table-cell office:value-type="float" office:value="5.67" calcext:value-type="float">
            <text:p>5,67</text:p>
          </table:table-cell>
          <table:table-cell table:formula="of:=10^([.C25]-12)" office:value-type="float" office:value="0.0000004677351412872" calcext:value-type="float">
            <text:p>4,67735141287198E-07</text:p>
          </table:table-cell>
          <table:table-cell table:formula="of:=[.D25]/SUM([.D$2:.D$83])" office:value-type="float" office:value="0.00000042568727994476" calcext:value-type="float">
            <text:p>4,25687279944756E-07</text:p>
          </table:table-cell>
          <table:table-cell office:value-type="float" office:value="52" calcext:value-type="float">
            <text:p>52</text:p>
          </table:table-cell>
          <table:table-cell table:formula="of:=[.F25]*[.E25]" office:value-type="float" office:value="0.0000221357385571273" calcext:value-type="float">
            <text:p>2,21357385571273E-05</text:p>
          </table:table-cell>
          <table:table-cell table:formula="of:=[.G25]/SUM([.G$2:.G$83])" office:value-type="float" office:value="0.00001715534999884" calcext:value-type="float">
            <text:p>1,715534999884E-05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n</text:p>
          </table:table-cell>
          <table:table-cell office:value-type="float" office:value="5.39" calcext:value-type="float">
            <text:p>5,39</text:p>
          </table:table-cell>
          <table:table-cell table:formula="of:=10^([.C26]-12)" office:value-type="float" office:value="0.0000002454708915685" calcext:value-type="float">
            <text:p>2,45470891568503E-07</text:p>
          </table:table-cell>
          <table:table-cell table:formula="of:=[.D26]/SUM([.D$2:.D$83])" office:value-type="float" office:value="0.00000022340386024844" calcext:value-type="float">
            <text:p>2,23403860248441E-07</text:p>
          </table:table-cell>
          <table:table-cell office:value-type="float" office:value="54.94" calcext:value-type="float">
            <text:p>54,94</text:p>
          </table:table-cell>
          <table:table-cell table:formula="of:=[.F26]*[.E26]" office:value-type="float" office:value="0.0000122738080820494" calcext:value-type="float">
            <text:p>1,22738080820494E-05</text:p>
          </table:table-cell>
          <table:table-cell table:formula="of:=[.G26]/SUM([.G$2:.G$83])" office:value-type="float" office:value="0.00000951228588658727" calcext:value-type="float">
            <text:p>9,51228588658727E-06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Fe</text:p>
          </table:table-cell>
          <table:table-cell office:value-type="float" office:value="7.45" calcext:value-type="float">
            <text:p>7,45</text:p>
          </table:table-cell>
          <table:table-cell table:formula="of:=10^([.C27]-12)" office:value-type="float" office:value="0.0000281838293126446" calcext:value-type="float">
            <text:p>2,81838293126446E-05</text:p>
          </table:table-cell>
          <table:table-cell table:formula="of:=[.D27]/SUM([.D$2:.D$83])" office:value-type="float" office:value="0.0000256501951200631" calcext:value-type="float">
            <text:p>2,56501951200631E-05</text:p>
          </table:table-cell>
          <table:table-cell office:value-type="float" office:value="55.85" calcext:value-type="float">
            <text:p>55,85</text:p>
          </table:table-cell>
          <table:table-cell table:formula="of:=[.F27]*[.E27]" office:value-type="float" office:value="0.00143256339745553" calcext:value-type="float">
            <text:p>0,00143256339745553</text:p>
          </table:table-cell>
          <table:table-cell table:formula="of:=[.G27]/SUM([.G$2:.G$83])" office:value-type="float" office:value="0.00111024650997985" calcext:value-type="float">
            <text:p>0,00111024650997985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Co</text:p>
          </table:table-cell>
          <table:table-cell office:value-type="float" office:value="4.92" calcext:value-type="float">
            <text:p>4,92</text:p>
          </table:table-cell>
          <table:table-cell table:formula="of:=10^([.C28]-12)" office:value-type="float" office:value="0.00000008317637711027" calcext:value-type="float">
            <text:p>8,31763771102671E-08</text:p>
          </table:table-cell>
          <table:table-cell table:formula="of:=[.D28]/SUM([.D$2:.D$83])" office:value-type="float" office:value="0.00000007569909250412" calcext:value-type="float">
            <text:p>7,56990925041234E-08</text:p>
          </table:table-cell>
          <table:table-cell office:value-type="float" office:value="58.93" calcext:value-type="float">
            <text:p>58,93</text:p>
          </table:table-cell>
          <table:table-cell table:formula="of:=[.F28]*[.E28]" office:value-type="float" office:value="0.00000446094752126799" calcext:value-type="float">
            <text:p>4,46094752126799E-06</text:p>
          </table:table-cell>
          <table:table-cell table:formula="of:=[.G28]/SUM([.G$2:.G$83])" office:value-type="float" office:value="0.00000345726508543214" calcext:value-type="float">
            <text:p>3,45726508543214E-06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Ni</text:p>
          </table:table-cell>
          <table:table-cell office:value-type="float" office:value="6.25" calcext:value-type="float">
            <text:p>6,25</text:p>
          </table:table-cell>
          <table:table-cell table:formula="of:=10^([.C29]-12)" office:value-type="float" office:value="0.00000177827941003892" calcext:value-type="float">
            <text:p>1,77827941003892E-06</text:p>
          </table:table-cell>
          <table:table-cell table:formula="of:=[.D29]/SUM([.D$2:.D$83])" office:value-type="float" office:value="0.00000161841789983538" calcext:value-type="float">
            <text:p>1,61841789983538E-06</text:p>
          </table:table-cell>
          <table:table-cell office:value-type="float" office:value="58.69" calcext:value-type="float">
            <text:p>58,69</text:p>
          </table:table-cell>
          <table:table-cell table:formula="of:=[.F29]*[.E29]" office:value-type="float" office:value="0.0000949849465413387" calcext:value-type="float">
            <text:p>9,49849465413387E-05</text:p>
          </table:table-cell>
          <table:table-cell table:formula="of:=[.G29]/SUM([.G$2:.G$83])" office:value-type="float" office:value="0.000073613988452764" calcext:value-type="float">
            <text:p>7,3613988452764E-05</text:p>
          </table:table-cell>
          <table:table-cell table:number-columns-repeated="4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Cu</text:p>
          </table:table-cell>
          <table:table-cell office:value-type="float" office:value="4.21" calcext:value-type="float">
            <text:p>4,21</text:p>
          </table:table-cell>
          <table:table-cell table:formula="of:=10^([.C30]-12)" office:value-type="float" office:value="0.00000001621810097359" calcext:value-type="float">
            <text:p>1,62181009735893E-08</text:p>
          </table:table-cell>
          <table:table-cell table:formula="of:=[.D30]/SUM([.D$2:.D$83])" office:value-type="float" office:value="0.00000001476014667257" calcext:value-type="float">
            <text:p>1,4760146672575E-08</text:p>
          </table:table-cell>
          <table:table-cell office:value-type="float" office:value="63.55" calcext:value-type="float">
            <text:p>63,55</text:p>
          </table:table-cell>
          <table:table-cell table:formula="of:=[.F30]*[.E30]" office:value-type="float" office:value="0.00000093800732104214" calcext:value-type="float">
            <text:p>9,38007321042139E-07</text:p>
          </table:table-cell>
          <table:table-cell table:formula="of:=[.G30]/SUM([.G$2:.G$83])" office:value-type="float" office:value="0.00000072696214099307" calcext:value-type="float">
            <text:p>7,26962140993073E-07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Zn</text:p>
          </table:table-cell>
          <table:table-cell office:value-type="float" office:value="4.6" calcext:value-type="float">
            <text:p>4,6</text:p>
          </table:table-cell>
          <table:table-cell table:formula="of:=10^([.C31]-12)" office:value-type="float" office:value="0.00000003981071705535" calcext:value-type="float">
            <text:p>3,98107170553497E-08</text:p>
          </table:table-cell>
          <table:table-cell table:formula="of:=[.D31]/SUM([.D$2:.D$83])" office:value-type="float" office:value="0.00000003623186363399" calcext:value-type="float">
            <text:p>3,62318636339885E-08</text:p>
          </table:table-cell>
          <table:table-cell office:value-type="float" office:value="65.38" calcext:value-type="float">
            <text:p>65,38</text:p>
          </table:table-cell>
          <table:table-cell table:formula="of:=[.F31]*[.E31]" office:value-type="float" office:value="0.00000236883924439017" calcext:value-type="float">
            <text:p>2,36883924439017E-06</text:p>
          </table:table-cell>
          <table:table-cell table:formula="of:=[.G31]/SUM([.G$2:.G$83])" office:value-type="float" office:value="0.00000183586674660179" calcext:value-type="float">
            <text:p>1,83586674660179E-06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Ga</text:p>
          </table:table-cell>
          <table:table-cell office:value-type="float" office:value="2.88" calcext:value-type="float">
            <text:p>2,88</text:p>
          </table:table-cell>
          <table:table-cell table:formula="of:=10^([.C32]-12)" office:value-type="float" office:value="0.00000000075857757503" calcext:value-type="float">
            <text:p>7,58577575029182E-10</text:p>
          </table:table-cell>
          <table:table-cell table:formula="of:=[.D32]/SUM([.D$2:.D$83])" office:value-type="float" office:value="0.00000000069038392893" calcext:value-type="float">
            <text:p>6,90383928931661E-10</text:p>
          </table:table-cell>
          <table:table-cell office:value-type="float" office:value="69.72" calcext:value-type="float">
            <text:p>69,72</text:p>
          </table:table-cell>
          <table:table-cell table:formula="of:=[.F32]*[.E32]" office:value-type="float" office:value="0.00000004813356752512" calcext:value-type="float">
            <text:p>4,81335675251154E-08</text:p>
          </table:table-cell>
          <table:table-cell table:formula="of:=[.G32]/SUM([.G$2:.G$83])" office:value-type="float" office:value="0.00000003730384669367" calcext:value-type="float">
            <text:p>3,73038466936663E-08</text:p>
          </table:table-cell>
          <table:table-cell table:number-columns-repeated="4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Ge</text:p>
          </table:table-cell>
          <table:table-cell office:value-type="float" office:value="3.41" calcext:value-type="float">
            <text:p>3,41</text:p>
          </table:table-cell>
          <table:table-cell table:formula="of:=10^([.C33]-12)" office:value-type="float" office:value="0.00000000257039578277" calcext:value-type="float">
            <text:p>2,57039578276886E-09</text:p>
          </table:table-cell>
          <table:table-cell table:formula="of:=[.D33]/SUM([.D$2:.D$83])" office:value-type="float" office:value="0.00000000233932559811" calcext:value-type="float">
            <text:p>2,33932559810916E-09</text:p>
          </table:table-cell>
          <table:table-cell office:value-type="float" office:value="72.63" calcext:value-type="float">
            <text:p>72,63</text:p>
          </table:table-cell>
          <table:table-cell table:formula="of:=[.F33]*[.E33]" office:value-type="float" office:value="0.00000016990521819067" calcext:value-type="float">
            <text:p>1,69905218190669E-07</text:p>
          </table:table-cell>
          <table:table-cell table:formula="of:=[.G33]/SUM([.G$2:.G$83])" office:value-type="float" office:value="0.00000013167771552631" calcext:value-type="float">
            <text:p>1,31677715526311E-07</text:p>
          </table:table-cell>
          <table:table-cell table:number-columns-repeated="4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As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34]/SUM([.D$2:.D$83])" office:value-type="float" office:value="0" calcext:value-type="float">
            <text:p>0</text:p>
          </table:table-cell>
          <table:table-cell office:value-type="float" office:value="74.92" calcext:value-type="float">
            <text:p>74,92</text:p>
          </table:table-cell>
          <table:table-cell table:formula="of:=[.F34]*[.E34]" office:value-type="float" office:value="0" calcext:value-type="float">
            <text:p>0</text:p>
          </table:table-cell>
          <table:table-cell table:formula="of:=[.G34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35]/SUM([.D$2:.D$83])" office:value-type="float" office:value="0" calcext:value-type="float">
            <text:p>0</text:p>
          </table:table-cell>
          <table:table-cell office:value-type="float" office:value="78.96" calcext:value-type="float">
            <text:p>78,96</text:p>
          </table:table-cell>
          <table:table-cell table:formula="of:=[.F35]*[.E35]" office:value-type="float" office:value="0" calcext:value-type="float">
            <text:p>0</text:p>
          </table:table-cell>
          <table:table-cell table:formula="of:=[.G35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Br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36]/SUM([.D$2:.D$83])" office:value-type="float" office:value="0" calcext:value-type="float">
            <text:p>0</text:p>
          </table:table-cell>
          <table:table-cell office:value-type="float" office:value="79.9" calcext:value-type="float">
            <text:p>79,9</text:p>
          </table:table-cell>
          <table:table-cell table:formula="of:=[.F36]*[.E36]" office:value-type="float" office:value="0" calcext:value-type="float">
            <text:p>0</text:p>
          </table:table-cell>
          <table:table-cell table:formula="of:=[.G36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Kr</text:p>
          </table:table-cell>
          <table:table-cell office:value-type="float" office:value="3.3" calcext:value-type="float">
            <text:p>3,3</text:p>
          </table:table-cell>
          <table:table-cell table:formula="of:=10^([.C37]-12)" office:value-type="float" office:value="0.00000000199526231497" calcext:value-type="float">
            <text:p>1,99526231496888E-09</text:p>
          </table:table-cell>
          <table:table-cell table:formula="of:=[.D37]/SUM([.D$2:.D$83])" office:value-type="float" office:value="0.00000000181589475039" calcext:value-type="float">
            <text:p>1,81589475038793E-09</text:p>
          </table:table-cell>
          <table:table-cell office:value-type="float" office:value="83.8" calcext:value-type="float">
            <text:p>83,8</text:p>
          </table:table-cell>
          <table:table-cell table:formula="of:=[.F37]*[.E37]" office:value-type="float" office:value="0.00000015217198008251" calcext:value-type="float">
            <text:p>1,52171980082509E-07</text:p>
          </table:table-cell>
          <table:table-cell table:formula="of:=[.G37]/SUM([.G$2:.G$83])" office:value-type="float" office:value="0.0000001179343337289" calcext:value-type="float">
            <text:p>1,17934333728901E-07</text:p>
          </table:table-cell>
          <table:table-cell table:number-columns-repeated="4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Rb</text:p>
          </table:table-cell>
          <table:table-cell office:value-type="float" office:value="2.6" calcext:value-type="float">
            <text:p>2,6</text:p>
          </table:table-cell>
          <table:table-cell table:formula="of:=10^([.C38]-12)" office:value-type="float" office:value="0.00000000039810717055" calcext:value-type="float">
            <text:p>3,98107170553497E-10</text:p>
          </table:table-cell>
          <table:table-cell table:formula="of:=[.D38]/SUM([.D$2:.D$83])" office:value-type="float" office:value="0.00000000036231863634" calcext:value-type="float">
            <text:p>3,62318636339885E-10</text:p>
          </table:table-cell>
          <table:table-cell office:value-type="float" office:value="85.47" calcext:value-type="float">
            <text:p>85,47</text:p>
          </table:table-cell>
          <table:table-cell table:formula="of:=[.F38]*[.E38]" office:value-type="float" office:value="0.00000003096737384797" calcext:value-type="float">
            <text:p>3,096737384797E-08</text:p>
          </table:table-cell>
          <table:table-cell table:formula="of:=[.G38]/SUM([.G$2:.G$83])" office:value-type="float" office:value="0.00000002399992823984" calcext:value-type="float">
            <text:p>2,39999282398371E-08</text:p>
          </table:table-cell>
          <table:table-cell table:number-columns-repeated="4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Sr</text:p>
          </table:table-cell>
          <table:table-cell office:value-type="float" office:value="2.97" calcext:value-type="float">
            <text:p>2,97</text:p>
          </table:table-cell>
          <table:table-cell table:formula="of:=10^([.C39]-12)" office:value-type="float" office:value="0.0000000009332543008" calcext:value-type="float">
            <text:p>9,33254300796992E-10</text:p>
          </table:table-cell>
          <table:table-cell table:formula="of:=[.D39]/SUM([.D$2:.D$83])" office:value-type="float" office:value="0.00000000084935778764" calcext:value-type="float">
            <text:p>8,4935778763538E-10</text:p>
          </table:table-cell>
          <table:table-cell office:value-type="float" office:value="87.62" calcext:value-type="float">
            <text:p>87,62</text:p>
          </table:table-cell>
          <table:table-cell table:formula="of:=[.F39]*[.E39]" office:value-type="float" office:value="0.00000007442072935261" calcext:value-type="float">
            <text:p>7,4420729352612E-08</text:p>
          </table:table-cell>
          <table:table-cell table:formula="of:=[.G39]/SUM([.G$2:.G$83])" office:value-type="float" office:value="0.00000005767657834945" calcext:value-type="float">
            <text:p>5,7676578349446E-08</text:p>
          </table:table-cell>
          <table:table-cell table:number-columns-repeated="4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Y</text:p>
          </table:table-cell>
          <table:table-cell office:value-type="float" office:value="2.24" calcext:value-type="float">
            <text:p>2,24</text:p>
          </table:table-cell>
          <table:table-cell table:formula="of:=10^([.C40]-12)" office:value-type="float" office:value="0.00000000017378008287" calcext:value-type="float">
            <text:p>1,73780082874938E-10</text:p>
          </table:table-cell>
          <table:table-cell table:formula="of:=[.D40]/SUM([.D$2:.D$83])" office:value-type="float" office:value="0.00000000015815782108" calcext:value-type="float">
            <text:p>1,58157821078027E-10</text:p>
          </table:table-cell>
          <table:table-cell office:value-type="float" office:value="88.91" calcext:value-type="float">
            <text:p>88,91</text:p>
          </table:table-cell>
          <table:table-cell table:formula="of:=[.F40]*[.E40]" office:value-type="float" office:value="0.00000001406181187205" calcext:value-type="float">
            <text:p>1,40618118720474E-08</text:p>
          </table:table-cell>
          <table:table-cell table:formula="of:=[.G40]/SUM([.G$2:.G$83])" office:value-type="float" office:value="0.00000001089800115141" calcext:value-type="float">
            <text:p>1,0898001151407E-08</text:p>
          </table:table-cell>
          <table:table-cell table:number-columns-repeated="4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r</text:p>
          </table:table-cell>
          <table:table-cell office:value-type="float" office:value="2.6" calcext:value-type="float">
            <text:p>2,6</text:p>
          </table:table-cell>
          <table:table-cell table:formula="of:=10^([.C41]-12)" office:value-type="float" office:value="0.00000000039810717055" calcext:value-type="float">
            <text:p>3,98107170553497E-10</text:p>
          </table:table-cell>
          <table:table-cell table:formula="of:=[.D41]/SUM([.D$2:.D$83])" office:value-type="float" office:value="0.00000000036231863634" calcext:value-type="float">
            <text:p>3,62318636339885E-10</text:p>
          </table:table-cell>
          <table:table-cell office:value-type="float" office:value="91.22" calcext:value-type="float">
            <text:p>91,22</text:p>
          </table:table-cell>
          <table:table-cell table:formula="of:=[.F41]*[.E41]" office:value-type="float" office:value="0.00000003305070600692" calcext:value-type="float">
            <text:p>3,30507060069243E-08</text:p>
          </table:table-cell>
          <table:table-cell table:formula="of:=[.G41]/SUM([.G$2:.G$83])" office:value-type="float" office:value="0.00000002561452502677" calcext:value-type="float">
            <text:p>2,56145250267689E-08</text:p>
          </table:table-cell>
          <table:table-cell table:number-columns-repeated="4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Nb</text:p>
          </table:table-cell>
          <table:table-cell office:value-type="float" office:value="1.42" calcext:value-type="float">
            <text:p>1,42</text:p>
          </table:table-cell>
          <table:table-cell table:formula="of:=10^([.C42]-12)" office:value-type="float" office:value="0.00000000002630267992" calcext:value-type="float">
            <text:p>2,63026799189538E-11</text:p>
          </table:table-cell>
          <table:table-cell table:formula="of:=[.D42]/SUM([.D$2:.D$83])" office:value-type="float" office:value="0.00000000002393815491" calcext:value-type="float">
            <text:p>2,39381549120809E-11</text:p>
          </table:table-cell>
          <table:table-cell office:value-type="float" office:value="92.91" calcext:value-type="float">
            <text:p>92,91</text:p>
          </table:table-cell>
          <table:table-cell table:formula="of:=[.F42]*[.E42]" office:value-type="float" office:value="0.00000000222409397288" calcext:value-type="float">
            <text:p>2,22409397288144E-09</text:p>
          </table:table-cell>
          <table:table-cell table:formula="of:=[.G42]/SUM([.G$2:.G$83])" office:value-type="float" office:value="0.00000000172368816322" calcext:value-type="float">
            <text:p>1,72368816322175E-09</text:p>
          </table:table-cell>
          <table:table-cell table:number-columns-repeated="4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Mo</text:p>
          </table:table-cell>
          <table:table-cell office:value-type="float" office:value="1.92" calcext:value-type="float">
            <text:p>1,92</text:p>
          </table:table-cell>
          <table:table-cell table:formula="of:=10^([.C43]-12)" office:value-type="float" office:value="0.00000000008317637711" calcext:value-type="float">
            <text:p>8,31763771102671E-11</text:p>
          </table:table-cell>
          <table:table-cell table:formula="of:=[.D43]/SUM([.D$2:.D$83])" office:value-type="float" office:value="0.0000000000756990925" calcext:value-type="float">
            <text:p>7,56990925041234E-11</text:p>
          </table:table-cell>
          <table:table-cell office:value-type="float" office:value="95.94" calcext:value-type="float">
            <text:p>95,94</text:p>
          </table:table-cell>
          <table:table-cell table:formula="of:=[.F43]*[.E43]" office:value-type="float" office:value="0.00000000726257093485" calcext:value-type="float">
            <text:p>7,2625709348456E-09</text:p>
          </table:table-cell>
          <table:table-cell table:formula="of:=[.G43]/SUM([.G$2:.G$83])" office:value-type="float" office:value="0.00000000562854254703" calcext:value-type="float">
            <text:p>5,62854254702799E-09</text:p>
          </table:table-cell>
          <table:table-cell table:number-columns-repeated="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Ru</text:p>
          </table:table-cell>
          <table:table-cell office:value-type="float" office:value="1.84" calcext:value-type="float">
            <text:p>1,84</text:p>
          </table:table-cell>
          <table:table-cell table:formula="of:=10^([.C44]-12)" office:value-type="float" office:value="0.00000000006918309709" calcext:value-type="float">
            <text:p>6,91830970918936E-11</text:p>
          </table:table-cell>
          <table:table-cell table:formula="of:=[.D44]/SUM([.D$2:.D$83])" office:value-type="float" office:value="0.00000000006296376265" calcext:value-type="float">
            <text:p>6,29637626502796E-11</text:p>
          </table:table-cell>
          <table:table-cell office:value-type="float" office:value="101.1" calcext:value-type="float">
            <text:p>101,1</text:p>
          </table:table-cell>
          <table:table-cell table:formula="of:=[.F44]*[.E44]" office:value-type="float" office:value="0.00000000636563640394" calcext:value-type="float">
            <text:p>6,36563640394327E-09</text:p>
          </table:table-cell>
          <table:table-cell table:formula="of:=[.G44]/SUM([.G$2:.G$83])" office:value-type="float" office:value="0.00000000493341210157" calcext:value-type="float">
            <text:p>4,93341210157373E-09</text:p>
          </table:table-cell>
          <table:table-cell table:number-columns-repeated="4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Rh</text:p>
          </table:table-cell>
          <table:table-cell office:value-type="float" office:value="1.12" calcext:value-type="float">
            <text:p>1,12</text:p>
          </table:table-cell>
          <table:table-cell table:formula="of:=10^([.C45]-12)" office:value-type="float" office:value="0.00000000001318256739" calcext:value-type="float">
            <text:p>1,31825673855641E-11</text:p>
          </table:table-cell>
          <table:table-cell table:formula="of:=[.D45]/SUM([.D$2:.D$83])" office:value-type="float" office:value="0.00000000001199749764" calcext:value-type="float">
            <text:p>1,1997497638527E-11</text:p>
          </table:table-cell>
          <table:table-cell office:value-type="float" office:value="102.9" calcext:value-type="float">
            <text:p>102,9</text:p>
          </table:table-cell>
          <table:table-cell table:formula="of:=[.F45]*[.E45]" office:value-type="float" office:value="0.000000001234542507" calcext:value-type="float">
            <text:p>1,23454250700442E-09</text:p>
          </table:table-cell>
          <table:table-cell table:formula="of:=[.G45]/SUM([.G$2:.G$83])" office:value-type="float" office:value="0.00000000095677895461" calcext:value-type="float">
            <text:p>9,56778954605381E-10</text:p>
          </table:table-cell>
          <table:table-cell table:number-columns-repeated="4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Pd</text:p>
          </table:table-cell>
          <table:table-cell office:value-type="float" office:value="1.69" calcext:value-type="float">
            <text:p>1,69</text:p>
          </table:table-cell>
          <table:table-cell table:formula="of:=10^([.C46]-12)" office:value-type="float" office:value="0.00000000004897788194" calcext:value-type="float">
            <text:p>4,89778819368446E-11</text:p>
          </table:table-cell>
          <table:table-cell table:formula="of:=[.D46]/SUM([.D$2:.D$83])" office:value-type="float" office:value="0.00000000004457493034" calcext:value-type="float">
            <text:p>4,45749303372288E-11</text:p>
          </table:table-cell>
          <table:table-cell office:value-type="float" office:value="106.4" calcext:value-type="float">
            <text:p>106,4</text:p>
          </table:table-cell>
          <table:table-cell table:formula="of:=[.F46]*[.E46]" office:value-type="float" office:value="0.00000000474277258788" calcext:value-type="float">
            <text:p>4,74277258788115E-09</text:p>
          </table:table-cell>
          <table:table-cell table:formula="of:=[.G46]/SUM([.G$2:.G$83])" office:value-type="float" office:value="0.00000000367568145513" calcext:value-type="float">
            <text:p>3,67568145512848E-09</text:p>
          </table:table-cell>
          <table:table-cell table:number-columns-repeated="4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Ag</text:p>
          </table:table-cell>
          <table:table-cell office:value-type="float" office:value="0.94" calcext:value-type="float">
            <text:p>0,94</text:p>
          </table:table-cell>
          <table:table-cell table:formula="of:=10^([.C47]-12)" office:value-type="float" office:value="0.0000000000087096359" calcext:value-type="float">
            <text:p>8,7096358995608E-12</text:p>
          </table:table-cell>
          <table:table-cell table:formula="of:=[.D47]/SUM([.D$2:.D$83])" office:value-type="float" office:value="0.00000000000792666808" calcext:value-type="float">
            <text:p>7,92666808226134E-12</text:p>
          </table:table-cell>
          <table:table-cell office:value-type="float" office:value="107.9" calcext:value-type="float">
            <text:p>107,9</text:p>
          </table:table-cell>
          <table:table-cell table:formula="of:=[.F47]*[.E47]" office:value-type="float" office:value="0.00000000085528748608" calcext:value-type="float">
            <text:p>8,55287486075998E-10</text:p>
          </table:table-cell>
          <table:table-cell table:formula="of:=[.G47]/SUM([.G$2:.G$83])" office:value-type="float" office:value="0.00000000066285369857" calcext:value-type="float">
            <text:p>6,62853698574127E-10</text:p>
          </table:table-cell>
          <table:table-cell table:number-columns-repeated="4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Cd</text:p>
          </table:table-cell>
          <table:table-cell office:value-type="float" office:value="1.77" calcext:value-type="float">
            <text:p>1,77</text:p>
          </table:table-cell>
          <table:table-cell table:formula="of:=10^([.C48]-12)" office:value-type="float" office:value="0.00000000005888436554" calcext:value-type="float">
            <text:p>5,88843655355588E-11</text:p>
          </table:table-cell>
          <table:table-cell table:formula="of:=[.D48]/SUM([.D$2:.D$83])" office:value-type="float" office:value="0.00000000005359085342" calcext:value-type="float">
            <text:p>5,3590853419999E-11</text:p>
          </table:table-cell>
          <table:table-cell office:value-type="float" office:value="112.4" calcext:value-type="float">
            <text:p>112,4</text:p>
          </table:table-cell>
          <table:table-cell table:formula="of:=[.F48]*[.E48]" office:value-type="float" office:value="0.00000000602361192441" calcext:value-type="float">
            <text:p>6,02361192440789E-09</text:p>
          </table:table-cell>
          <table:table-cell table:formula="of:=[.G48]/SUM([.G$2:.G$83])" office:value-type="float" office:value="0.00000000466834077181" calcext:value-type="float">
            <text:p>4,66834077181178E-09</text:p>
          </table:table-cell>
          <table:table-cell table:number-columns-repeated="4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In</text:p>
          </table:table-cell>
          <table:table-cell office:value-type="float" office:value="1.66" calcext:value-type="float">
            <text:p>1,66</text:p>
          </table:table-cell>
          <table:table-cell table:formula="of:=10^([.C49]-12)" office:value-type="float" office:value="0.00000000004570881896" calcext:value-type="float">
            <text:p>4,57088189614875E-11</text:p>
          </table:table-cell>
          <table:table-cell table:formula="of:=[.D49]/SUM([.D$2:.D$83])" office:value-type="float" office:value="0.00000000004159974544" calcext:value-type="float">
            <text:p>4,15997454449452E-11</text:p>
          </table:table-cell>
          <table:table-cell office:value-type="float" office:value="114.8" calcext:value-type="float">
            <text:p>114,8</text:p>
          </table:table-cell>
          <table:table-cell table:formula="of:=[.F49]*[.E49]" office:value-type="float" office:value="0.00000000477565077708" calcext:value-type="float">
            <text:p>4,7756507770797E-09</text:p>
          </table:table-cell>
          <table:table-cell table:formula="of:=[.G49]/SUM([.G$2:.G$83])" office:value-type="float" office:value="0.00000000370116227844" calcext:value-type="float">
            <text:p>3,70116227843933E-09</text:p>
          </table:table-cell>
          <table:table-cell table:number-columns-repeated="4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Sn</text:p>
          </table:table-cell>
          <table:table-cell office:value-type="float" office:value="2" calcext:value-type="float">
            <text:p>2</text:p>
          </table:table-cell>
          <table:table-cell table:formula="of:=10^([.C50]-12)" office:value-type="float" office:value="0.0000000001" calcext:value-type="float">
            <text:p>1E-10</text:p>
          </table:table-cell>
          <table:table-cell table:formula="of:=[.D50]/SUM([.D$2:.D$83])" office:value-type="float" office:value="0.00000000009101032665" calcext:value-type="float">
            <text:p>9,10103266505212E-11</text:p>
          </table:table-cell>
          <table:table-cell office:value-type="float" office:value="118.7" calcext:value-type="float">
            <text:p>118,7</text:p>
          </table:table-cell>
          <table:table-cell table:formula="of:=[.F50]*[.E50]" office:value-type="float" office:value="0.00000001080292577342" calcext:value-type="float">
            <text:p>1,08029257734169E-08</text:p>
          </table:table-cell>
          <table:table-cell table:formula="of:=[.G50]/SUM([.G$2:.G$83])" office:value-type="float" office:value="0.00000000837234195625" calcext:value-type="float">
            <text:p>8,37234195625172E-09</text:p>
          </table:table-cell>
          <table:table-cell table:number-columns-repeated="4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string" calcext:value-type="string">
            <text:p>Sb</text:p>
          </table:table-cell>
          <table:table-cell office:value-type="float" office:value="1" calcext:value-type="float">
            <text:p>1</text:p>
          </table:table-cell>
          <table:table-cell table:formula="of:=10^([.C51]-12)" office:value-type="float" office:value="0.00000000001" calcext:value-type="float">
            <text:p>1E-11</text:p>
          </table:table-cell>
          <table:table-cell table:formula="of:=[.D51]/SUM([.D$2:.D$83])" office:value-type="float" office:value="0.00000000000910103267" calcext:value-type="float">
            <text:p>9,10103266505212E-12</text:p>
          </table:table-cell>
          <table:table-cell office:value-type="float" office:value="121.8" calcext:value-type="float">
            <text:p>121,8</text:p>
          </table:table-cell>
          <table:table-cell table:formula="of:=[.F51]*[.E51]" office:value-type="float" office:value="0.0000000011085057786" calcext:value-type="float">
            <text:p>1,10850577860335E-09</text:p>
          </table:table-cell>
          <table:table-cell table:formula="of:=[.G51]/SUM([.G$2:.G$83])" office:value-type="float" office:value="0.00000000085909962112" calcext:value-type="float">
            <text:p>8,59099621121701E-10</text:p>
          </table:table-cell>
          <table:table-cell table:number-columns-repeated="4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Te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52]/SUM([.D$2:.D$83])" office:value-type="float" office:value="0" calcext:value-type="float">
            <text:p>0</text:p>
          </table:table-cell>
          <table:table-cell office:value-type="float" office:value="127.6" calcext:value-type="float">
            <text:p>127,6</text:p>
          </table:table-cell>
          <table:table-cell table:formula="of:=[.F52]*[.E52]" office:value-type="float" office:value="0" calcext:value-type="float">
            <text:p>0</text:p>
          </table:table-cell>
          <table:table-cell table:formula="of:=[.G52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I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53]/SUM([.D$2:.D$83])" office:value-type="float" office:value="0" calcext:value-type="float">
            <text:p>0</text:p>
          </table:table-cell>
          <table:table-cell office:value-type="float" office:value="126.9" calcext:value-type="float">
            <text:p>126,9</text:p>
          </table:table-cell>
          <table:table-cell table:formula="of:=[.F53]*[.E53]" office:value-type="float" office:value="0" calcext:value-type="float">
            <text:p>0</text:p>
          </table:table-cell>
          <table:table-cell table:formula="of:=[.G53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string" calcext:value-type="string">
            <text:p>Xe</text:p>
          </table:table-cell>
          <table:table-cell office:value-type="float" office:value="2.16" calcext:value-type="float">
            <text:p>2,16</text:p>
          </table:table-cell>
          <table:table-cell table:formula="of:=10^([.C54]-12)" office:value-type="float" office:value="0.00000000014454397707" calcext:value-type="float">
            <text:p>1,44543977074593E-10</text:p>
          </table:table-cell>
          <table:table-cell table:formula="of:=[.D54]/SUM([.D$2:.D$83])" office:value-type="float" office:value="0.00000000013154994569" calcext:value-type="float">
            <text:p>1,31549945689241E-10</text:p>
          </table:table-cell>
          <table:table-cell office:value-type="float" office:value="131.3" calcext:value-type="float">
            <text:p>131,3</text:p>
          </table:table-cell>
          <table:table-cell table:formula="of:=[.F54]*[.E54]" office:value-type="float" office:value="0.000000017272507869" calcext:value-type="float">
            <text:p>1,72725078689974E-08</text:p>
          </table:table-cell>
          <table:table-cell table:formula="of:=[.G54]/SUM([.G$2:.G$83])" office:value-type="float" office:value="0.00000001338631268551" calcext:value-type="float">
            <text:p>1,33863126855083E-08</text:p>
          </table:table-cell>
          <table:table-cell table:number-columns-repeated="4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string" calcext:value-type="string">
            <text:p>Cs</text:p>
          </table:table-cell>
          <table:table-cell table:style-name="ce3"/>
          <table:table-cell office:value-type="float" office:value="0" calcext:value-type="float">
            <text:p>0</text:p>
          </table:table-cell>
          <table:table-cell table:formula="of:=[.D55]/SUM([.D$2:.D$83])" office:value-type="float" office:value="0" calcext:value-type="float">
            <text:p>0</text:p>
          </table:table-cell>
          <table:table-cell office:value-type="float" office:value="132.9" calcext:value-type="float">
            <text:p>132,9</text:p>
          </table:table-cell>
          <table:table-cell table:formula="of:=[.F55]*[.E55]" office:value-type="float" office:value="0" calcext:value-type="float">
            <text:p>0</text:p>
          </table:table-cell>
          <table:table-cell table:formula="of:=[.G55]/SUM([.G$2:.G$83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string" calcext:value-type="string">
            <text:p>Ba</text:p>
          </table:table-cell>
          <table:table-cell office:value-type="float" office:value="2.13" calcext:value-type="float">
            <text:p>2,13</text:p>
          </table:table-cell>
          <table:table-cell table:formula="of:=10^([.C56]-12)" office:value-type="float" office:value="0.00000000013489628826" calcext:value-type="float">
            <text:p>1,34896288259165E-10</text:p>
          </table:table-cell>
          <table:table-cell table:formula="of:=[.D56]/SUM([.D$2:.D$83])" office:value-type="float" office:value="0.00000000012276955258" calcext:value-type="float">
            <text:p>1,22769552584095E-10</text:p>
          </table:table-cell>
          <table:table-cell office:value-type="float" office:value="137.3" calcext:value-type="float">
            <text:p>137,3</text:p>
          </table:table-cell>
          <table:table-cell table:formula="of:=[.F56]*[.E56]" office:value-type="float" office:value="0.0000000168562595698" calcext:value-type="float">
            <text:p>1,68562595697962E-08</text:p>
          </table:table-cell>
          <table:table-cell table:formula="of:=[.G56]/SUM([.G$2:.G$83])" office:value-type="float" office:value="0.00000001306371738376" calcext:value-type="float">
            <text:p>1,30637173837618E-08</text:p>
          </table:table-cell>
          <table:table-cell table:number-columns-repeated="4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string" calcext:value-type="string">
            <text:p>La</text:p>
          </table:table-cell>
          <table:table-cell office:value-type="float" office:value="1.17" calcext:value-type="float">
            <text:p>1,17</text:p>
          </table:table-cell>
          <table:table-cell table:formula="of:=10^([.C57]-12)" office:value-type="float" office:value="0.00000000001479108388" calcext:value-type="float">
            <text:p>1,47910838816821E-11</text:p>
          </table:table-cell>
          <table:table-cell table:formula="of:=[.D57]/SUM([.D$2:.D$83])" office:value-type="float" office:value="0.00000000001346141376" calcext:value-type="float">
            <text:p>1,34614137558714E-11</text:p>
          </table:table-cell>
          <table:table-cell office:value-type="float" office:value="138.9" calcext:value-type="float">
            <text:p>138,9</text:p>
          </table:table-cell>
          <table:table-cell table:formula="of:=[.F57]*[.E57]" office:value-type="float" office:value="0.00000000186979037069" calcext:value-type="float">
            <text:p>1,86979037069054E-09</text:p>
          </table:table-cell>
          <table:table-cell table:formula="of:=[.G57]/SUM([.G$2:.G$83])" office:value-type="float" office:value="0.00000000144910042874" calcext:value-type="float">
            <text:p>1,44910042874214E-09</text:p>
          </table:table-cell>
          <table:table-cell table:number-columns-repeated="4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Ce</text:p>
          </table:table-cell>
          <table:table-cell office:value-type="float" office:value="1.58" calcext:value-type="float">
            <text:p>1,58</text:p>
          </table:table-cell>
          <table:table-cell table:formula="of:=10^([.C58]-12)" office:value-type="float" office:value="0.00000000003801893963" calcext:value-type="float">
            <text:p>3,80189396320561E-11</text:p>
          </table:table-cell>
          <table:table-cell table:formula="of:=[.D58]/SUM([.D$2:.D$83])" office:value-type="float" office:value="0.00000000003460116115" calcext:value-type="float">
            <text:p>3,46011611481987E-11</text:p>
          </table:table-cell>
          <table:table-cell office:value-type="float" office:value="140.1" calcext:value-type="float">
            <text:p>140,1</text:p>
          </table:table-cell>
          <table:table-cell table:formula="of:=[.F58]*[.E58]" office:value-type="float" office:value="0.00000000484762267686" calcext:value-type="float">
            <text:p>4,84762267686264E-09</text:p>
          </table:table-cell>
          <table:table-cell table:formula="of:=[.G58]/SUM([.G$2:.G$83])" office:value-type="float" office:value="0.00000000375694099699" calcext:value-type="float">
            <text:p>3,75694099698858E-09</text:p>
          </table:table-cell>
          <table:table-cell table:number-columns-repeated="4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string" calcext:value-type="string">
            <text:p>Pr</text:p>
          </table:table-cell>
          <table:table-cell office:value-type="float" office:value="0.71" calcext:value-type="float">
            <text:p>0,71</text:p>
          </table:table-cell>
          <table:table-cell table:formula="of:=10^([.C59]-12)" office:value-type="float" office:value="0.00000000000512861384" calcext:value-type="float">
            <text:p>5,12861383991366E-12</text:p>
          </table:table-cell>
          <table:table-cell table:formula="of:=[.D59]/SUM([.D$2:.D$83])" office:value-type="float" office:value="0.00000000000466756821" calcext:value-type="float">
            <text:p>4,66756820834926E-12</text:p>
          </table:table-cell>
          <table:table-cell office:value-type="float" office:value="140.9" calcext:value-type="float">
            <text:p>140,9</text:p>
          </table:table-cell>
          <table:table-cell table:formula="of:=[.F59]*[.E59]" office:value-type="float" office:value="0.00000000065766036056" calcext:value-type="float">
            <text:p>6,5766036055641E-10</text:p>
          </table:table-cell>
          <table:table-cell table:formula="of:=[.G59]/SUM([.G$2:.G$83])" office:value-type="float" office:value="0.00000000050969131374" calcext:value-type="float">
            <text:p>5,09691313736438E-10</text:p>
          </table:table-cell>
          <table:table-cell table:number-columns-repeated="4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Nd</text:p>
          </table:table-cell>
          <table:table-cell office:value-type="float" office:value="1.5" calcext:value-type="float">
            <text:p>1,5</text:p>
          </table:table-cell>
          <table:table-cell table:formula="of:=10^([.C60]-12)" office:value-type="float" office:value="0.0000000000316227766" calcext:value-type="float">
            <text:p>3,16227766016838E-11</text:p>
          </table:table-cell>
          <table:table-cell table:formula="of:=[.D60]/SUM([.D$2:.D$83])" office:value-type="float" office:value="0.00000000002877999228" calcext:value-type="float">
            <text:p>2,8779992281157E-11</text:p>
          </table:table-cell>
          <table:table-cell office:value-type="float" office:value="144.2" calcext:value-type="float">
            <text:p>144,2</text:p>
          </table:table-cell>
          <table:table-cell table:formula="of:=[.F60]*[.E60]" office:value-type="float" office:value="0.00000000415007488694" calcext:value-type="float">
            <text:p>4,15007488694284E-09</text:p>
          </table:table-cell>
          <table:table-cell table:formula="of:=[.G60]/SUM([.G$2:.G$83])" office:value-type="float" office:value="0.00000000321633665049" calcext:value-type="float">
            <text:p>3,21633665048763E-09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string" calcext:value-type="string">
            <text:p>Sm</text:p>
          </table:table-cell>
          <table:table-cell office:value-type="float" office:value="1.01" calcext:value-type="float">
            <text:p>1,01</text:p>
          </table:table-cell>
          <table:table-cell table:formula="of:=10^([.C61]-12)" office:value-type="float" office:value="0.00000000001023292992" calcext:value-type="float">
            <text:p>1,02329299228075E-11</text:p>
          </table:table-cell>
          <table:table-cell table:formula="of:=[.D61]/SUM([.D$2:.D$83])" office:value-type="float" office:value="0.00000000000931302295" calcext:value-type="float">
            <text:p>9,31302294866606E-12</text:p>
          </table:table-cell>
          <table:table-cell office:value-type="float" office:value="150.4" calcext:value-type="float">
            <text:p>150,4</text:p>
          </table:table-cell>
          <table:table-cell table:formula="of:=[.F61]*[.E61]" office:value-type="float" office:value="0.00000000140067865148" calcext:value-type="float">
            <text:p>1,40067865147938E-09</text:p>
          </table:table-cell>
          <table:table-cell table:formula="of:=[.G61]/SUM([.G$2:.G$83])" office:value-type="float" office:value="0.00000000108553561202" calcext:value-type="float">
            <text:p>1,08553561201576E-09</text:p>
          </table:table-cell>
          <table:table-cell table:number-columns-repeated="2"/>
          <table:table-cell table:style-name="ce1" table:number-columns-repeated="2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string" calcext:value-type="string">
            <text:p>Eu</text:p>
          </table:table-cell>
          <table:table-cell office:value-type="float" office:value="0.51" calcext:value-type="float">
            <text:p>0,51</text:p>
          </table:table-cell>
          <table:table-cell table:formula="of:=10^([.C62]-12)" office:value-type="float" office:value="0.00000000000323593657" calcext:value-type="float">
            <text:p>3,23593656929628E-12</text:p>
          </table:table-cell>
          <table:table-cell table:formula="of:=[.D62]/SUM([.D$2:.D$83])" office:value-type="float" office:value="0.00000000000294503644" calcext:value-type="float">
            <text:p>2,94503644192021E-12</text:p>
          </table:table-cell>
          <table:table-cell office:value-type="float" office:value="152" calcext:value-type="float">
            <text:p>152</text:p>
          </table:table-cell>
          <table:table-cell table:formula="of:=[.F62]*[.E62]" office:value-type="float" office:value="0.00000000044764553917" calcext:value-type="float">
            <text:p>4,47645539171873E-10</text:p>
          </table:table-cell>
          <table:table-cell table:formula="of:=[.G62]/SUM([.G$2:.G$83])" office:value-type="float" office:value="0.0000000003469283792" calcext:value-type="float">
            <text:p>3,46928379195202E-10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string" calcext:value-type="string">
            <text:p>Gd</text:p>
          </table:table-cell>
          <table:table-cell office:value-type="float" office:value="1.12" calcext:value-type="float">
            <text:p>1,12</text:p>
          </table:table-cell>
          <table:table-cell table:formula="of:=10^([.C63]-12)" office:value-type="float" office:value="0.00000000001318256739" calcext:value-type="float">
            <text:p>1,31825673855641E-11</text:p>
          </table:table-cell>
          <table:table-cell table:formula="of:=[.D63]/SUM([.D$2:.D$83])" office:value-type="float" office:value="0.00000000001199749764" calcext:value-type="float">
            <text:p>1,1997497638527E-11</text:p>
          </table:table-cell>
          <table:table-cell office:value-type="float" office:value="157.3" calcext:value-type="float">
            <text:p>157,3</text:p>
          </table:table-cell>
          <table:table-cell table:formula="of:=[.F63]*[.E63]" office:value-type="float" office:value="0.00000000188720637854" calcext:value-type="float">
            <text:p>1,88720637854029E-09</text:p>
          </table:table-cell>
          <table:table-cell table:formula="of:=[.G63]/SUM([.G$2:.G$83])" office:value-type="float" office:value="0.0000000014625979549" calcext:value-type="float">
            <text:p>1,4625979549021E-09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string" calcext:value-type="string">
            <text:p>Tb</text:p>
          </table:table-cell>
          <table:table-cell office:value-type="float" office:value="-0.1" calcext:value-type="float">
            <text:p>-0,1</text:p>
          </table:table-cell>
          <table:table-cell table:formula="of:=10^([.C64]-12)" office:value-type="float" office:value="0.00000000000079432823" calcext:value-type="float">
            <text:p>7,94328234724282E-13</text:p>
          </table:table-cell>
          <table:table-cell table:formula="of:=[.D64]/SUM([.D$2:.D$83])" office:value-type="float" office:value="0.00000000000072292072" calcext:value-type="float">
            <text:p>7,22920721099888E-13</text:p>
          </table:table-cell>
          <table:table-cell office:value-type="float" office:value="158.9" calcext:value-type="float">
            <text:p>158,9</text:p>
          </table:table-cell>
          <table:table-cell table:formula="of:=[.F64]*[.E64]" office:value-type="float" office:value="0.00000000011487210258" calcext:value-type="float">
            <text:p>1,14872102582772E-10</text:p>
          </table:table-cell>
          <table:table-cell table:formula="of:=[.G64]/SUM([.G$2:.G$83])" office:value-type="float" office:value="0.0000000000890266715" calcext:value-type="float">
            <text:p>8,9026671498864E-11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string" calcext:value-type="string">
            <text:p>Dy</text:p>
          </table:table-cell>
          <table:table-cell office:value-type="float" office:value="1.14" calcext:value-type="float">
            <text:p>1,14</text:p>
          </table:table-cell>
          <table:table-cell table:formula="of:=10^([.C65]-12)" office:value-type="float" office:value="0.00000000001380384265" calcext:value-type="float">
            <text:p>1,38038426460289E-11</text:p>
          </table:table-cell>
          <table:table-cell table:formula="of:=[.D65]/SUM([.D$2:.D$83])" office:value-type="float" office:value="0.00000000001256292228" calcext:value-type="float">
            <text:p>1,25629222824748E-11</text:p>
          </table:table-cell>
          <table:table-cell office:value-type="float" office:value="162.5" calcext:value-type="float">
            <text:p>162,5</text:p>
          </table:table-cell>
          <table:table-cell table:formula="of:=[.F65]*[.E65]" office:value-type="float" office:value="0.0000000020414748709" calcext:value-type="float">
            <text:p>2,04147487090216E-09</text:p>
          </table:table-cell>
          <table:table-cell table:formula="of:=[.G65]/SUM([.G$2:.G$83])" office:value-type="float" office:value="0.0000000015821571001" calcext:value-type="float">
            <text:p>1,58215710010212E-09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string" calcext:value-type="string">
            <text:p>Ho</text:p>
          </table:table-cell>
          <table:table-cell office:value-type="float" office:value="0.26" calcext:value-type="float">
            <text:p>0,26</text:p>
          </table:table-cell>
          <table:table-cell table:formula="of:=10^([.C66]-12)" office:value-type="float" office:value="0.00000000000181970086" calcext:value-type="float">
            <text:p>1,81970085860998E-12</text:p>
          </table:table-cell>
          <table:table-cell table:formula="of:=[.D66]/SUM([.D$2:.D$83])" office:value-type="float" office:value="0.0000000000016561157" calcext:value-type="float">
            <text:p>1,65611569548328E-12</text:p>
          </table:table-cell>
          <table:table-cell office:value-type="float" office:value="164.9" calcext:value-type="float">
            <text:p>164,9</text:p>
          </table:table-cell>
          <table:table-cell table:formula="of:=[.F66]*[.E66]" office:value-type="float" office:value="0.00000000027309347819" calcext:value-type="float">
            <text:p>2,73093478185193E-10</text:p>
          </table:table-cell>
          <table:table-cell table:formula="of:=[.G66]/SUM([.G$2:.G$83])" office:value-type="float" office:value="0.00000000021164932846" calcext:value-type="float">
            <text:p>2,1164932846386E-10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string" calcext:value-type="string">
            <text:p>Er</text:p>
          </table:table-cell>
          <table:table-cell office:value-type="float" office:value="0.93" calcext:value-type="float">
            <text:p>0,93</text:p>
          </table:table-cell>
          <table:table-cell table:formula="of:=10^([.C67]-12)" office:value-type="float" office:value="0.00000000000851138038" calcext:value-type="float">
            <text:p>8,51138038202376E-12</text:p>
          </table:table-cell>
          <table:table-cell table:formula="of:=[.D67]/SUM([.D$2:.D$83])" office:value-type="float" office:value="0.00000000000774623509" calcext:value-type="float">
            <text:p>7,7462350881482E-12</text:p>
          </table:table-cell>
          <table:table-cell office:value-type="float" office:value="167.3" calcext:value-type="float">
            <text:p>167,3</text:p>
          </table:table-cell>
          <table:table-cell table:formula="of:=[.F67]*[.E67]" office:value-type="float" office:value="0.00000000129594513025" calcext:value-type="float">
            <text:p>1,29594513024719E-09</text:p>
          </table:table-cell>
          <table:table-cell table:formula="of:=[.G67]/SUM([.G$2:.G$83])" office:value-type="float" office:value="0.00000000100436641097" calcext:value-type="float">
            <text:p>1,00436641096506E-09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string" calcext:value-type="string">
            <text:p>Tm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D68]/SUM([.D$2:.D$83])" office:value-type="float" office:value="0" calcext:value-type="float">
            <text:p>0</text:p>
          </table:table-cell>
          <table:table-cell office:value-type="float" office:value="168.9" calcext:value-type="float">
            <text:p>168,9</text:p>
          </table:table-cell>
          <table:table-cell table:formula="of:=[.F68]*[.E68]" office:value-type="float" office:value="0" calcext:value-type="float">
            <text:p>0</text:p>
          </table:table-cell>
          <table:table-cell table:formula="of:=[.G68]/SUM([.G$2:.G$83])" office:value-type="float" office:value="0" calcext:value-type="float">
            <text:p>0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string" calcext:value-type="string">
            <text:p>Yb</text:p>
          </table:table-cell>
          <table:table-cell office:value-type="float" office:value="1.08" calcext:value-type="float">
            <text:p>1,08</text:p>
          </table:table-cell>
          <table:table-cell table:formula="of:=10^([.C69]-12)" office:value-type="float" office:value="0.00000000001202264435" calcext:value-type="float">
            <text:p>1,20226443461741E-11</text:p>
          </table:table-cell>
          <table:table-cell table:formula="of:=[.D69]/SUM([.D$2:.D$83])" office:value-type="float" office:value="0.00000000001094184789" calcext:value-type="float">
            <text:p>1,09418478914835E-11</text:p>
          </table:table-cell>
          <table:table-cell office:value-type="float" office:value="173.1" calcext:value-type="float">
            <text:p>173,1</text:p>
          </table:table-cell>
          <table:table-cell table:formula="of:=[.F69]*[.E69]" office:value-type="float" office:value="0.00000000189403387002" calcext:value-type="float">
            <text:p>1,89403387001579E-09</text:p>
          </table:table-cell>
          <table:table-cell table:formula="of:=[.G69]/SUM([.G$2:.G$83])" office:value-type="float" office:value="0.00000000146788930787" calcext:value-type="float">
            <text:p>1,46788930786844E-09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string" calcext:value-type="string">
            <text:p>Lu</text:p>
          </table:table-cell>
          <table:table-cell office:value-type="float" office:value="0.06" calcext:value-type="float">
            <text:p>0,06</text:p>
          </table:table-cell>
          <table:table-cell table:formula="of:=10^([.C70]-12)" office:value-type="float" office:value="0.00000000000114815362" calcext:value-type="float">
            <text:p>1,14815362149688E-12</text:p>
          </table:table-cell>
          <table:table-cell table:formula="of:=[.D70]/SUM([.D$2:.D$83])" office:value-type="float" office:value="0.00000000000104493836" calcext:value-type="float">
            <text:p>1,0449383613741E-12</text:p>
          </table:table-cell>
          <table:table-cell office:value-type="float" office:value="175" calcext:value-type="float">
            <text:p>175</text:p>
          </table:table-cell>
          <table:table-cell table:formula="of:=[.F70]*[.E70]" office:value-type="float" office:value="0.00000000018286421324" calcext:value-type="float">
            <text:p>1,82864213240468E-10</text:p>
          </table:table-cell>
          <table:table-cell table:formula="of:=[.G70]/SUM([.G$2:.G$83])" office:value-type="float" office:value="0.00000000014172102604" calcext:value-type="float">
            <text:p>1,41721026036994E-10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string" calcext:value-type="string">
            <text:p>Hf</text:p>
          </table:table-cell>
          <table:table-cell office:value-type="float" office:value="0.88" calcext:value-type="float">
            <text:p>0,88</text:p>
          </table:table-cell>
          <table:table-cell table:formula="of:=10^([.C71]-12)" office:value-type="float" office:value="0.00000000000758577575" calcext:value-type="float">
            <text:p>7,58577575029185E-12</text:p>
          </table:table-cell>
          <table:table-cell table:formula="of:=[.D71]/SUM([.D$2:.D$83])" office:value-type="float" office:value="0.00000000000690383929" calcext:value-type="float">
            <text:p>6,90383928931664E-12</text:p>
          </table:table-cell>
          <table:table-cell office:value-type="float" office:value="178.5" calcext:value-type="float">
            <text:p>178,5</text:p>
          </table:table-cell>
          <table:table-cell table:formula="of:=[.F71]*[.E71]" office:value-type="float" office:value="0.00000000123233531314" calcext:value-type="float">
            <text:p>1,23233531314302E-09</text:p>
          </table:table-cell>
          <table:table-cell table:formula="of:=[.G71]/SUM([.G$2:.G$83])" office:value-type="float" office:value="0.00000000095506836415" calcext:value-type="float">
            <text:p>9,55068364145074E-10</text:p>
          </table:table-cell>
          <table:table-cell table:number-columns-repeated="2"/>
          <table:table-cell table:style-name="ce1"/>
          <table:table-cell/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2"/>
          <table:table-cell table:style-name="ce1"/>
          <table:table-cell/>
        </table:table-row>
        <table:table-row table:style-name="ro2">
          <table:table-cell table:number-columns-repeated="7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4">
          <table:table-cell table:number-columns-repeated="7"/>
          <table: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4"/>
        </table:table-row>
        <table:table-row table:style-name="ro2" table:number-rows-repeated="2">
          <table:table-cell table:number-columns-repeated="2"/>
          <table:table-cell table:style-name="ce3"/>
          <table:table-cell table:number-columns-repeated="4"/>
          <table:table-cell table:style-name="Default"/>
          <table:table-cell table:number-columns-repeated="4"/>
        </table:table-row>
        <table:table-row table:style-name="ro2">
          <table:table-cell table:number-columns-repeated="4"/>
          <table:table-cell table:style-name="ce1"/>
          <table:table-cell/>
          <table:table-cell table:style-name="ce1"/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9T20:10:55.064438112</meta:creation-date>
    <dc:date>2023-04-19T21:06:39.032396764</dc:date>
    <meta:editing-duration>PT55M43S</meta:editing-duration>
    <meta:editing-cycles>5</meta:editing-cycles>
    <meta:generator>LibreOffice/7.5.0.3$MacOSX_AARCH64 LibreOffice_project/c21113d003cd3efa8c53188764377a8272d9d6de</meta:generator>
    <meta:document-statistic meta:table-count="1" meta:cell-count="563" meta:object-count="0"/>
    <meta:user-defined meta:name=""/>
  </office:meta>
</office:document-meta>
</file>